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reated</text:p>
          </table:table-cell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ge</text:p>
          </table:table-cell>
          <table:table-cell table:style-name="ce4" office:value-type="string" calcext:value-type="string">
            <text:p>city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5-01-30" calcext:value-type="date">
            <text:p>2025-01-30</text:p>
          </table:table-cell>
          <table:table-cell table:style-name="ce3" office:value-type="string" calcext:value-type="string">
            <text:p>mia</text:p>
          </table:table-cell>
          <table:table-cell table:style-name="ce3" office:value-type="string" calcext:value-type="string">
            <text:p>1.0.0</text:p>
          </table:table-cell>
          <table:table-cell table:style-name="ce3" office:value-type="string" calcext:value-type="string">
            <text:p>mia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3" office:value-type="string" calcext:value-type="string">
            <text:p>ana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table:style-name="ce3" office:value-type="string" calcext:value-type="string">
            <text:p>ca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table:style-name="ce3" office:value-type="string" calcext:value-type="string">
            <text:p>moni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table:style-name="ce3" office:value-type="string" calcext:value-type="string">
            <text:p>vicky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table:style-name="ce3" office:value-type="string" calcext:value-type="string">
            <text:p>mama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993">
          <table:table-cell table:style-name="ce2"/>
          <table:table-cell table:number-columns-repeated="4"/>
          <table:table-cell table:style-name="ce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Dev/6.0.5.2$Linux_X86_64 LibreOffice_project/</meta:generator>
  </office:meta>
</office:document-meta>
</file>